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27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39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2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DIA030001" calcext:value-type="string">
            <text:p>SNOINTDIA03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0</text:p>
          </table:table-cell>
          <table:table-cell table:formula="of:=SUM([.M4:.M47])" office:value-type="float" office:value="713343.122389565" calcext:value-type="float">
            <text:p>713343.12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DIA030001','2014-03-31','---','-------------------------','2110104020000000002','SCGCMP','SNOINTDIA030001','H','PROVISION DE INTERESES DE PRESTACIONES SOCIALES NOMINA DIARIA MARZO 2014',713343.122389565,0);" calcext:value-type="string">
            <text:p>INSERT INTO scg_dt_cmp VALUES('0001','SCGCMP','SNOINTDIA030001','2014-03-31','---','-------------------------','2110104020000000002','SCGCMP','SNOINTDIA030001','H','PROVISION DE INTERESES DE PRESTACIONES SOCIALES NOMINA DIARIA MARZO 2014',713343.122389565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3245.25" calcext:value-type="float">
            <text:p>3245.25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DIA030001','2014-03-31','---','-------------------------','6110800003602000001','SCGCMP','SNOINTDIA030001','D','PROVISION DE INTERESES DE PRESTACIONES SOCIALES NOMINA DIARIA MARZO 2014',3245.25,1);" calcext:value-type="string">
            <text:p>INSERT INTO scg_dt_cmp VALUES('0001','SCGCMP','SNOINTDIA030001','2014-03-31','---','-------------------------','6110800003602000001','SCGCMP','SNOINTDIA030001','D','PROVISION DE INTERESES DE PRESTACIONES SOCIALES NOMINA DIARIA MARZO 2014',3245.25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421.89" calcext:value-type="float">
            <text:p>1421.89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DIA030001','2014-03-31','---','-------------------------','6110800004504000001','SCGCMP','SNOINTDIA030001','D','PROVISION DE INTERESES DE PRESTACIONES SOCIALES NOMINA DIARIA MARZO 2014',1421.89,2);" calcext:value-type="string">
            <text:p>INSERT INTO scg_dt_cmp VALUES('0001','SCGCMP','SNOINTDIA030001','2014-03-31','---','-------------------------','6110800004504000001','SCGCMP','SNOINTDIA030001','D','PROVISION DE INTERESES DE PRESTACIONES SOCIALES NOMINA DIARIA MARZO 2014',1421.89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96032.3023895644" calcext:value-type="float">
            <text:p>96032.30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DIA030001','2014-03-31','---','-------------------------','6110800002002000001','SCGCMP','SNOINTDIA030001','D','PROVISION DE INTERESES DE PRESTACIONES SOCIALES NOMINA DIARIA MARZO 2014',96032.3023895644,3);" calcext:value-type="string">
            <text:p>INSERT INTO scg_dt_cmp VALUES('0001','SCGCMP','SNOINTDIA030001','2014-03-31','---','-------------------------','6110800002002000001','SCGCMP','SNOINTDIA030001','D','PROVISION DE INTERESES DE PRESTACIONES SOCIALES NOMINA DIARIA MARZO 2014',96032.3023895644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8095.92" calcext:value-type="float">
            <text:p>8095.92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DIA030001','2014-03-31','---','-------------------------','6110800002903000001','SCGCMP','SNOINTDIA030001','D','PROVISION DE INTERESES DE PRESTACIONES SOCIALES NOMINA DIARIA MARZO 2014',8095.92,4);" calcext:value-type="string">
            <text:p>INSERT INTO scg_dt_cmp VALUES('0001','SCGCMP','SNOINTDIA030001','2014-03-31','---','-------------------------','6110800002903000001','SCGCMP','SNOINTDIA030001','D','PROVISION DE INTERESES DE PRESTACIONES SOCIALES NOMINA DIARIA MARZO 2014',8095.92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4886.2" calcext:value-type="float">
            <text:p>4886.20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DIA030001','2014-03-31','---','-------------------------','6110800004103000001','SCGCMP','SNOINTDIA030001','D','PROVISION DE INTERESES DE PRESTACIONES SOCIALES NOMINA DIARIA MARZO 2014',4886.2,5);" calcext:value-type="string">
            <text:p>INSERT INTO scg_dt_cmp VALUES('0001','SCGCMP','SNOINTDIA030001','2014-03-31','---','-------------------------','6110800004103000001','SCGCMP','SNOINTDIA030001','D','PROVISION DE INTERESES DE PRESTACIONES SOCIALES NOMINA DIARIA MARZO 2014',4886.2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3540.04" calcext:value-type="float">
            <text:p>3540.04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DIA030001','2014-03-31','---','-------------------------','6110800002003000001','SCGCMP','SNOINTDIA030001','D','PROVISION DE INTERESES DE PRESTACIONES SOCIALES NOMINA DIARIA MARZO 2014',3540.04,6);" calcext:value-type="string">
            <text:p>INSERT INTO scg_dt_cmp VALUES('0001','SCGCMP','SNOINTDIA030001','2014-03-31','---','-------------------------','6110800002003000001','SCGCMP','SNOINTDIA030001','D','PROVISION DE INTERESES DE PRESTACIONES SOCIALES NOMINA DIARIA MARZO 2014',3540.04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5660.42" calcext:value-type="float">
            <text:p>5660.42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DIA030001','2014-03-31','---','-------------------------','6110800004601000001','SCGCMP','SNOINTDIA030001','D','PROVISION DE INTERESES DE PRESTACIONES SOCIALES NOMINA DIARIA MARZO 2014',5660.42,7);" calcext:value-type="string">
            <text:p>INSERT INTO scg_dt_cmp VALUES('0001','SCGCMP','SNOINTDIA030001','2014-03-31','---','-------------------------','6110800004601000001','SCGCMP','SNOINTDIA030001','D','PROVISION DE INTERESES DE PRESTACIONES SOCIALES NOMINA DIARIA MARZO 2014',5660.42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990.18" calcext:value-type="float">
            <text:p>990.18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DIA030001','2014-03-31','---','-------------------------','6110800004002000001','SCGCMP','SNOINTDIA030001','D','PROVISION DE INTERESES DE PRESTACIONES SOCIALES NOMINA DIARIA MARZO 2014',990.18,8);" calcext:value-type="string">
            <text:p>INSERT INTO scg_dt_cmp VALUES('0001','SCGCMP','SNOINTDIA030001','2014-03-31','---','-------------------------','6110800004002000001','SCGCMP','SNOINTDIA030001','D','PROVISION DE INTERESES DE PRESTACIONES SOCIALES NOMINA DIARIA MARZO 2014',990.18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246.64" calcext:value-type="float">
            <text:p>246.64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DIA030001','2014-03-31','---','-------------------------','6110800002400000001','SCGCMP','SNOINTDIA030001','D','PROVISION DE INTERESES DE PRESTACIONES SOCIALES NOMINA DIARIA MARZO 2014',246.64,9);" calcext:value-type="string">
            <text:p>INSERT INTO scg_dt_cmp VALUES('0001','SCGCMP','SNOINTDIA030001','2014-03-31','---','-------------------------','6110800002400000001','SCGCMP','SNOINTDIA030001','D','PROVISION DE INTERESES DE PRESTACIONES SOCIALES NOMINA DIARIA MARZO 2014',246.64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2021.36" calcext:value-type="float">
            <text:p>2021.36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DIA030001','2014-03-31','---','-------------------------','6110800002802000001','SCGCMP','SNOINTDIA030001','D','PROVISION DE INTERESES DE PRESTACIONES SOCIALES NOMINA DIARIA MARZO 2014',2021.36,10);" calcext:value-type="string">
            <text:p>INSERT INTO scg_dt_cmp VALUES('0001','SCGCMP','SNOINTDIA030001','2014-03-31','---','-------------------------','6110800002802000001','SCGCMP','SNOINTDIA030001','D','PROVISION DE INTERESES DE PRESTACIONES SOCIALES NOMINA DIARIA MARZO 2014',2021.36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6002.89" calcext:value-type="float">
            <text:p>6002.89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DIA030001','2014-03-31','---','-------------------------','6110800002900000001','SCGCMP','SNOINTDIA030001','D','PROVISION DE INTERESES DE PRESTACIONES SOCIALES NOMINA DIARIA MARZO 2014',6002.89,11);" calcext:value-type="string">
            <text:p>INSERT INTO scg_dt_cmp VALUES('0001','SCGCMP','SNOINTDIA030001','2014-03-31','---','-------------------------','6110800002900000001','SCGCMP','SNOINTDIA030001','D','PROVISION DE INTERESES DE PRESTACIONES SOCIALES NOMINA DIARIA MARZO 2014',6002.89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6754.23" calcext:value-type="float">
            <text:p>6754.23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DIA030001','2014-03-31','---','-------------------------','6110800003302000001','SCGCMP','SNOINTDIA030001','D','PROVISION DE INTERESES DE PRESTACIONES SOCIALES NOMINA DIARIA MARZO 2014',6754.23,12);" calcext:value-type="string">
            <text:p>INSERT INTO scg_dt_cmp VALUES('0001','SCGCMP','SNOINTDIA030001','2014-03-31','---','-------------------------','6110800003302000001','SCGCMP','SNOINTDIA030001','D','PROVISION DE INTERESES DE PRESTACIONES SOCIALES NOMINA DIARIA MARZO 2014',6754.23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131488.8" calcext:value-type="float">
            <text:p>131488.80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DIA030001','2014-03-31','---','-------------------------','6110800003201000001','SCGCMP','SNOINTDIA030001','D','PROVISION DE INTERESES DE PRESTACIONES SOCIALES NOMINA DIARIA MARZO 2014',131488.8,13);" calcext:value-type="string">
            <text:p>INSERT INTO scg_dt_cmp VALUES('0001','SCGCMP','SNOINTDIA030001','2014-03-31','---','-------------------------','6110800003201000001','SCGCMP','SNOINTDIA030001','D','PROVISION DE INTERESES DE PRESTACIONES SOCIALES NOMINA DIARIA MARZO 2014',131488.8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4141.54" calcext:value-type="float">
            <text:p>14141.54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DIA030001','2014-03-31','---','-------------------------','6110800004508000001','SCGCMP','SNOINTDIA030001','D','PROVISION DE INTERESES DE PRESTACIONES SOCIALES NOMINA DIARIA MARZO 2014',14141.54,14);" calcext:value-type="string">
            <text:p>INSERT INTO scg_dt_cmp VALUES('0001','SCGCMP','SNOINTDIA030001','2014-03-31','---','-------------------------','6110800004508000001','SCGCMP','SNOINTDIA030001','D','PROVISION DE INTERESES DE PRESTACIONES SOCIALES NOMINA DIARIA MARZO 2014',14141.54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168.5" calcext:value-type="float">
            <text:p>4168.50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DIA030001','2014-03-31','---','-------------------------','6110800002904000001','SCGCMP','SNOINTDIA030001','D','PROVISION DE INTERESES DE PRESTACIONES SOCIALES NOMINA DIARIA MARZO 2014',4168.5,15);" calcext:value-type="string">
            <text:p>INSERT INTO scg_dt_cmp VALUES('0001','SCGCMP','SNOINTDIA030001','2014-03-31','---','-------------------------','6110800002904000001','SCGCMP','SNOINTDIA030001','D','PROVISION DE INTERESES DE PRESTACIONES SOCIALES NOMINA DIARIA MARZO 2014',4168.5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8956.64" calcext:value-type="float">
            <text:p>8956.64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DIA030001','2014-03-31','---','-------------------------','6110800003102000001','SCGCMP','SNOINTDIA030001','D','PROVISION DE INTERESES DE PRESTACIONES SOCIALES NOMINA DIARIA MARZO 2014',8956.64,16);" calcext:value-type="string">
            <text:p>INSERT INTO scg_dt_cmp VALUES('0001','SCGCMP','SNOINTDIA030001','2014-03-31','---','-------------------------','6110800003102000001','SCGCMP','SNOINTDIA030001','D','PROVISION DE INTERESES DE PRESTACIONES SOCIALES NOMINA DIARIA MARZO 2014',8956.64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 calcext:value-type="string">
            <text:p>6110800004300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1635.31" calcext:value-type="float">
            <text:p>11635.31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DIA030001','2014-03-31','---','-------------------------','6110800004300000001','SCGCMP','SNOINTDIA030001','D','PROVISION DE INTERESES DE PRESTACIONES SOCIALES NOMINA DIARIA MARZO 2014',11635.31,17);" calcext:value-type="string">
            <text:p>INSERT INTO scg_dt_cmp VALUES('0001','SCGCMP','SNOINTDIA030001','2014-03-31','---','-------------------------','6110800004300000001','SCGCMP','SNOINTDIA030001','D','PROVISION DE INTERESES DE PRESTACIONES SOCIALES NOMINA DIARIA MARZO 2014',11635.31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0912.05" calcext:value-type="float">
            <text:p>10912.05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DIA030001','2014-03-31','---','-------------------------','6110800003601000001','SCGCMP','SNOINTDIA030001','D','PROVISION DE INTERESES DE PRESTACIONES SOCIALES NOMINA DIARIA MARZO 2014',10912.05,18);" calcext:value-type="string">
            <text:p>INSERT INTO scg_dt_cmp VALUES('0001','SCGCMP','SNOINTDIA030001','2014-03-31','---','-------------------------','6110800003601000001','SCGCMP','SNOINTDIA030001','D','PROVISION DE INTERESES DE PRESTACIONES SOCIALES NOMINA DIARIA MARZO 2014',10912.05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18197.69" calcext:value-type="float">
            <text:p>18197.69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DIA030001','2014-03-31','---','-------------------------','6110800002004000001','SCGCMP','SNOINTDIA030001','D','PROVISION DE INTERESES DE PRESTACIONES SOCIALES NOMINA DIARIA MARZO 2014',18197.69,19);" calcext:value-type="string">
            <text:p>INSERT INTO scg_dt_cmp VALUES('0001','SCGCMP','SNOINTDIA030001','2014-03-31','---','-------------------------','6110800002004000001','SCGCMP','SNOINTDIA030001','D','PROVISION DE INTERESES DE PRESTACIONES SOCIALES NOMINA DIARIA MARZO 2014',18197.69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3311.11" calcext:value-type="float">
            <text:p>3311.11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DIA030001','2014-03-31','---','-------------------------','6110800002902000001','SCGCMP','SNOINTDIA030001','D','PROVISION DE INTERESES DE PRESTACIONES SOCIALES NOMINA DIARIA MARZO 2014',3311.11,20);" calcext:value-type="string">
            <text:p>INSERT INTO scg_dt_cmp VALUES('0001','SCGCMP','SNOINTDIA030001','2014-03-31','---','-------------------------','6110800002902000001','SCGCMP','SNOINTDIA030001','D','PROVISION DE INTERESES DE PRESTACIONES SOCIALES NOMINA DIARIA MARZO 2014',3311.11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5190.63" calcext:value-type="float">
            <text:p>5190.63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DIA030001','2014-03-31','---','-------------------------','6110800004101000001','SCGCMP','SNOINTDIA030001','D','PROVISION DE INTERESES DE PRESTACIONES SOCIALES NOMINA DIARIA MARZO 2014',5190.63,21);" calcext:value-type="string">
            <text:p>INSERT INTO scg_dt_cmp VALUES('0001','SCGCMP','SNOINTDIA030001','2014-03-31','---','-------------------------','6110800004101000001','SCGCMP','SNOINTDIA030001','D','PROVISION DE INTERESES DE PRESTACIONES SOCIALES NOMINA DIARIA MARZO 2014',5190.63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31540.56" calcext:value-type="float">
            <text:p>31540.56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DIA030001','2014-03-31','---','-------------------------','6110800002901000001','SCGCMP','SNOINTDIA030001','D','PROVISION DE INTERESES DE PRESTACIONES SOCIALES NOMINA DIARIA MARZO 2014',31540.56,22);" calcext:value-type="string">
            <text:p>INSERT INTO scg_dt_cmp VALUES('0001','SCGCMP','SNOINTDIA030001','2014-03-31','---','-------------------------','6110800002901000001','SCGCMP','SNOINTDIA030001','D','PROVISION DE INTERESES DE PRESTACIONES SOCIALES NOMINA DIARIA MARZO 2014',31540.56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336.65" calcext:value-type="float">
            <text:p>336.65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DIA030001','2014-03-31','---','-------------------------','6110800002701000001','SCGCMP','SNOINTDIA030001','D','PROVISION DE INTERESES DE PRESTACIONES SOCIALES NOMINA DIARIA MARZO 2014',336.65,23);" calcext:value-type="string">
            <text:p>INSERT INTO scg_dt_cmp VALUES('0001','SCGCMP','SNOINTDIA030001','2014-03-31','---','-------------------------','6110800002701000001','SCGCMP','SNOINTDIA030001','D','PROVISION DE INTERESES DE PRESTACIONES SOCIALES NOMINA DIARIA MARZO 2014',336.65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4264.39" calcext:value-type="float">
            <text:p>4264.39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DIA030001','2014-03-31','---','-------------------------','6110800003802000001','SCGCMP','SNOINTDIA030001','D','PROVISION DE INTERESES DE PRESTACIONES SOCIALES NOMINA DIARIA MARZO 2014',4264.39,24);" calcext:value-type="string">
            <text:p>INSERT INTO scg_dt_cmp VALUES('0001','SCGCMP','SNOINTDIA030001','2014-03-31','---','-------------------------','6110800003802000001','SCGCMP','SNOINTDIA030001','D','PROVISION DE INTERESES DE PRESTACIONES SOCIALES NOMINA DIARIA MARZO 2014',4264.39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583.19" calcext:value-type="float">
            <text:p>8583.19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DIA030001','2014-03-31','---','-------------------------','6110800004507000001','SCGCMP','SNOINTDIA030001','D','PROVISION DE INTERESES DE PRESTACIONES SOCIALES NOMINA DIARIA MARZO 2014',8583.19,25);" calcext:value-type="string">
            <text:p>INSERT INTO scg_dt_cmp VALUES('0001','SCGCMP','SNOINTDIA030001','2014-03-31','---','-------------------------','6110800004507000001','SCGCMP','SNOINTDIA030001','D','PROVISION DE INTERESES DE PRESTACIONES SOCIALES NOMINA DIARIA MARZO 2014',8583.19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1984.2" calcext:value-type="float">
            <text:p>1984.20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DIA030001','2014-03-31','---','-------------------------','6110800004503000001','SCGCMP','SNOINTDIA030001','D','PROVISION DE INTERESES DE PRESTACIONES SOCIALES NOMINA DIARIA MARZO 2014',1984.2,26);" calcext:value-type="string">
            <text:p>INSERT INTO scg_dt_cmp VALUES('0001','SCGCMP','SNOINTDIA030001','2014-03-31','---','-------------------------','6110800004503000001','SCGCMP','SNOINTDIA030001','D','PROVISION DE INTERESES DE PRESTACIONES SOCIALES NOMINA DIARIA MARZO 2014',1984.2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19331.07" calcext:value-type="float">
            <text:p>19331.07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DIA030001','2014-03-31','---','-------------------------','6110800003801000001','SCGCMP','SNOINTDIA030001','D','PROVISION DE INTERESES DE PRESTACIONES SOCIALES NOMINA DIARIA MARZO 2014',19331.07,27);" calcext:value-type="string">
            <text:p>INSERT INTO scg_dt_cmp VALUES('0001','SCGCMP','SNOINTDIA030001','2014-03-31','---','-------------------------','6110800003801000001','SCGCMP','SNOINTDIA030001','D','PROVISION DE INTERESES DE PRESTACIONES SOCIALES NOMINA DIARIA MARZO 2014',19331.07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9074" calcext:value-type="float">
            <text:p>9074.00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DIA030001','2014-03-31','---','-------------------------','6110800003304000001','SCGCMP','SNOINTDIA030001','D','PROVISION DE INTERESES DE PRESTACIONES SOCIALES NOMINA DIARIA MARZO 2014',9074,28);" calcext:value-type="string">
            <text:p>INSERT INTO scg_dt_cmp VALUES('0001','SCGCMP','SNOINTDIA030001','2014-03-31','---','-------------------------','6110800003304000001','SCGCMP','SNOINTDIA030001','D','PROVISION DE INTERESES DE PRESTACIONES SOCIALES NOMINA DIARIA MARZO 2014',9074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75895.21" calcext:value-type="float">
            <text:p>75895.21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DIA030001','2014-03-31','---','-------------------------','6110800004203000001','SCGCMP','SNOINTDIA030001','D','PROVISION DE INTERESES DE PRESTACIONES SOCIALES NOMINA DIARIA MARZO 2014',75895.21,29);" calcext:value-type="string">
            <text:p>INSERT INTO scg_dt_cmp VALUES('0001','SCGCMP','SNOINTDIA030001','2014-03-31','---','-------------------------','6110800004203000001','SCGCMP','SNOINTDIA030001','D','PROVISION DE INTERESES DE PRESTACIONES SOCIALES NOMINA DIARIA MARZO 2014',75895.21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6898.02" calcext:value-type="float">
            <text:p>6898.02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DIA030001','2014-03-31','---','-------------------------','6110800004502000001','SCGCMP','SNOINTDIA030001','D','PROVISION DE INTERESES DE PRESTACIONES SOCIALES NOMINA DIARIA MARZO 2014',6898.02,30);" calcext:value-type="string">
            <text:p>INSERT INTO scg_dt_cmp VALUES('0001','SCGCMP','SNOINTDIA030001','2014-03-31','---','-------------------------','6110800004502000001','SCGCMP','SNOINTDIA030001','D','PROVISION DE INTERESES DE PRESTACIONES SOCIALES NOMINA DIARIA MARZO 2014',6898.02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614.18" calcext:value-type="float">
            <text:p>4614.18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DIA030001','2014-03-31','---','-------------------------','6110800004602000001','SCGCMP','SNOINTDIA030001','D','PROVISION DE INTERESES DE PRESTACIONES SOCIALES NOMINA DIARIA MARZO 2014',4614.18,31);" calcext:value-type="string">
            <text:p>INSERT INTO scg_dt_cmp VALUES('0001','SCGCMP','SNOINTDIA030001','2014-03-31','---','-------------------------','6110800004602000001','SCGCMP','SNOINTDIA030001','D','PROVISION DE INTERESES DE PRESTACIONES SOCIALES NOMINA DIARIA MARZO 2014',4614.18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7879.73" calcext:value-type="float">
            <text:p>17879.73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DIA030001','2014-03-31','---','-------------------------','6110800004201000001','SCGCMP','SNOINTDIA030001','D','PROVISION DE INTERESES DE PRESTACIONES SOCIALES NOMINA DIARIA MARZO 2014',17879.73,32);" calcext:value-type="string">
            <text:p>INSERT INTO scg_dt_cmp VALUES('0001','SCGCMP','SNOINTDIA030001','2014-03-31','---','-------------------------','6110800004201000001','SCGCMP','SNOINTDIA030001','D','PROVISION DE INTERESES DE PRESTACIONES SOCIALES NOMINA DIARIA MARZO 2014',17879.73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8055.7" calcext:value-type="float">
            <text:p>8055.70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DIA030001','2014-03-31','---','-------------------------','6110800003901000001','SCGCMP','SNOINTDIA030001','D','PROVISION DE INTERESES DE PRESTACIONES SOCIALES NOMINA DIARIA MARZO 2014',8055.7,33);" calcext:value-type="string">
            <text:p>INSERT INTO scg_dt_cmp VALUES('0001','SCGCMP','SNOINTDIA030001','2014-03-31','---','-------------------------','6110800003901000001','SCGCMP','SNOINTDIA030001','D','PROVISION DE INTERESES DE PRESTACIONES SOCIALES NOMINA DIARIA MARZO 2014',8055.7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8103.61" calcext:value-type="float">
            <text:p>8103.61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DIA030001','2014-03-31','---','-------------------------','6110800004102000001','SCGCMP','SNOINTDIA030001','D','PROVISION DE INTERESES DE PRESTACIONES SOCIALES NOMINA DIARIA MARZO 2014',8103.61,34);" calcext:value-type="string">
            <text:p>INSERT INTO scg_dt_cmp VALUES('0001','SCGCMP','SNOINTDIA030001','2014-03-31','---','-------------------------','6110800004102000001','SCGCMP','SNOINTDIA030001','D','PROVISION DE INTERESES DE PRESTACIONES SOCIALES NOMINA DIARIA MARZO 2014',8103.61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459.04" calcext:value-type="float">
            <text:p>1459.04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DIA030001','2014-03-31','---','-------------------------','6110800003303000001','SCGCMP','SNOINTDIA030001','D','PROVISION DE INTERESES DE PRESTACIONES SOCIALES NOMINA DIARIA MARZO 2014',1459.04,35);" calcext:value-type="string">
            <text:p>INSERT INTO scg_dt_cmp VALUES('0001','SCGCMP','SNOINTDIA030001','2014-03-31','---','-------------------------','6110800003303000001','SCGCMP','SNOINTDIA030001','D','PROVISION DE INTERESES DE PRESTACIONES SOCIALES NOMINA DIARIA MARZO 2014',1459.04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502.67" calcext:value-type="float">
            <text:p>502.67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DIA030001','2014-03-31','---','-------------------------','6110800002001000001','SCGCMP','SNOINTDIA030001','D','PROVISION DE INTERESES DE PRESTACIONES SOCIALES NOMINA DIARIA MARZO 2014',502.67,36);" calcext:value-type="string">
            <text:p>INSERT INTO scg_dt_cmp VALUES('0001','SCGCMP','SNOINTDIA030001','2014-03-31','---','-------------------------','6110800002001000001','SCGCMP','SNOINTDIA030001','D','PROVISION DE INTERESES DE PRESTACIONES SOCIALES NOMINA DIARIA MARZO 2014',502.67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02884.05" calcext:value-type="float">
            <text:p>102884.05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DIA030001','2014-03-31','---','-------------------------','6110800003803000001','SCGCMP','SNOINTDIA030001','D','PROVISION DE INTERESES DE PRESTACIONES SOCIALES NOMINA DIARIA MARZO 2014',102884.05,37);" calcext:value-type="string">
            <text:p>INSERT INTO scg_dt_cmp VALUES('0001','SCGCMP','SNOINTDIA030001','2014-03-31','---','-------------------------','6110800003803000001','SCGCMP','SNOINTDIA030001','D','PROVISION DE INTERESES DE PRESTACIONES SOCIALES NOMINA DIARIA MARZO 2014',102884.05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35697.62" calcext:value-type="float">
            <text:p>35697.62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DIA030001','2014-03-31','---','-------------------------','6110800004505000001','SCGCMP','SNOINTDIA030001','D','PROVISION DE INTERESES DE PRESTACIONES SOCIALES NOMINA DIARIA MARZO 2014',35697.62,38);" calcext:value-type="string">
            <text:p>INSERT INTO scg_dt_cmp VALUES('0001','SCGCMP','SNOINTDIA030001','2014-03-31','---','-------------------------','6110800004505000001','SCGCMP','SNOINTDIA030001','D','PROVISION DE INTERESES DE PRESTACIONES SOCIALES NOMINA DIARIA MARZO 2014',35697.62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168.69" calcext:value-type="float">
            <text:p>1168.69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DIA030001','2014-03-31','---','-------------------------','6110800003902000001','SCGCMP','SNOINTDIA030001','D','PROVISION DE INTERESES DE PRESTACIONES SOCIALES NOMINA DIARIA MARZO 2014',1168.69,39);" calcext:value-type="string">
            <text:p>INSERT INTO scg_dt_cmp VALUES('0001','SCGCMP','SNOINTDIA030001','2014-03-31','---','-------------------------','6110800003902000001','SCGCMP','SNOINTDIA030001','D','PROVISION DE INTERESES DE PRESTACIONES SOCIALES NOMINA DIARIA MARZO 2014',1168.69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853.67" calcext:value-type="float">
            <text:p>1853.67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DIA030001','2014-03-31','---','-------------------------','6110800004700000001','SCGCMP','SNOINTDIA030001','D','PROVISION DE INTERESES DE PRESTACIONES SOCIALES NOMINA DIARIA MARZO 2014',1853.67,40);" calcext:value-type="string">
            <text:p>INSERT INTO scg_dt_cmp VALUES('0001','SCGCMP','SNOINTDIA030001','2014-03-31','---','-------------------------','6110800004700000001','SCGCMP','SNOINTDIA030001','D','PROVISION DE INTERESES DE PRESTACIONES SOCIALES NOMINA DIARIA MARZO 2014',1853.67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284.41" calcext:value-type="float">
            <text:p>1284.41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DIA030001','2014-03-31','---','-------------------------','6110800003701000001','SCGCMP','SNOINTDIA030001','D','PROVISION DE INTERESES DE PRESTACIONES SOCIALES NOMINA DIARIA MARZO 2014',1284.41,41);" calcext:value-type="string">
            <text:p>INSERT INTO scg_dt_cmp VALUES('0001','SCGCMP','SNOINTDIA030001','2014-03-31','---','-------------------------','6110800003701000001','SCGCMP','SNOINTDIA030001','D','PROVISION DE INTERESES DE PRESTACIONES SOCIALES NOMINA DIARIA MARZO 2014',1284.41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18596.65" calcext:value-type="float">
            <text:p>18596.65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DIA030001','2014-03-31','---','-------------------------','6110800004202000001','SCGCMP','SNOINTDIA030001','D','PROVISION DE INTERESES DE PRESTACIONES SOCIALES NOMINA DIARIA MARZO 2014',18596.65,42);" calcext:value-type="string">
            <text:p>INSERT INTO scg_dt_cmp VALUES('0001','SCGCMP','SNOINTDIA030001','2014-03-31','---','-------------------------','6110800004202000001','SCGCMP','SNOINTDIA030001','D','PROVISION DE INTERESES DE PRESTACIONES SOCIALES NOMINA DIARIA MARZO 2014',18596.65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4389.73" calcext:value-type="float">
            <text:p>4389.73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DIA030001','2014-03-31','---','-------------------------','6110800004506000001','SCGCMP','SNOINTDIA030001','D','PROVISION DE INTERESES DE PRESTACIONES SOCIALES NOMINA DIARIA MARZO 2014',4389.73,43);" calcext:value-type="string">
            <text:p>INSERT INTO scg_dt_cmp VALUES('0001','SCGCMP','SNOINTDIA030001','2014-03-31','---','-------------------------','6110800004506000001','SCGCMP','SNOINTDIA030001','D','PROVISION DE INTERESES DE PRESTACIONES SOCIALES NOMINA DIARIA MARZO 2014',4389.73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DIA030001" calcext:value-type="string">
            <text:p>SNOINTDIA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MARZ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2046.49" calcext:value-type="float">
            <text:p>2046.49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DIA030001','2014-03-31','---','-------------------------','6110800004001000001','SCGCMP','SNOINTDIA030001','D','PROVISION DE INTERESES DE PRESTACIONES SOCIALES NOMINA DIARIA MARZO 2014',2046.49,44);" calcext:value-type="string">
            <text:p>INSERT INTO scg_dt_cmp VALUES('0001','SCGCMP','SNOINTDIA030001','2014-03-31','---','-------------------------','6110800004001000001','SCGCMP','SNOINTDIA030001','D','PROVISION DE INTERESES DE PRESTACIONES SOCIALES NOMINA DIARIA MARZO 2014',2046.49,44);</text:p>
          </table:table-cell>
        </table:table-row>
        <table:table-row table:style-name="ro1" table:number-rows-repeated="1048471">
          <table:table-cell table:number-columns-repeated="15"/>
        </table:table-row>
        <table:table-row table:style-name="ro3" table:number-rows-repeated="5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DIA030001" calcext:value-type="string">
            <text:p>SNOINTDIA030001</text:p>
          </table:table-cell>
          <table:table-cell table:formula="of:=[Hoja1.D3]" office:value-type="string" office:string-value="2014-03-31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DIARIA MARZO 2014" calcext:value-type="string">
            <text:p>PROVISION DE INTERESES DE PRESTACIONES SOCIALES NOMINA DIARIA MARZ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713343.122389565" calcext:value-type="float">
            <text:p>713,34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DIA030001','2014-03-31','---','-------------------------','PROVISION DE INTERESES DE PRESTACIONES SOCIALES NOMINA DIARIA MARZO 2014',1,'-','----------','----------',713343.122389565,0,0,0,'--','SIGESP');" calcext:value-type="string">
            <text:p>INSERT INTO sigesp_cmp VALUES('0001','SCGCMP','SNOINTDIA030001','2014-03-31','---','-------------------------','PROVISION DE INTERESES DE PRESTACIONES SOCIALES NOMINA DIARIA MARZO 2014',1,'-','----------','----------',713343.122389565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48:00.5928066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48:32.526137702</dc:date>
    <dc:creator>Juan Plablo</dc:creator>
    <meta:editing-duration>PT3H11M5S</meta:editing-duration>
    <meta:editing-cycles>22</meta:editing-cycles>
    <meta:generator>LibreOffice/4.1.4.2$Linux_X86_64 LibreOffice_project/410m0$Build-2</meta:generator>
    <meta:document-statistic meta:table-count="2" meta:cell-count="727" meta:object-count="0"/>
  </office:meta>
</office:document-meta>
</file>